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919" officeooo:paragraph-rsid="0009f9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on 2</text:p>
      <text:p text:style-name="P1">18/6/18</text:p>
      <text:p text:style-name="P1">for statement</text:p>
      <text:p text:style-name="P1">if</text:p>
      <text:p text:style-name="P1">else</text:p>
      <text:p text:style-name="P1">while</text:p>
      <text:p text:style-name="P1">statemen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5:30:33.742357411</meta:creation-date>
    <dc:date>2018-06-18T15:32:02.195755370</dc:date>
    <meta:editing-duration>PT1M28S</meta:editing-duration>
    <meta:editing-cycles>1</meta:editing-cycles>
    <meta:document-statistic meta:table-count="0" meta:image-count="0" meta:object-count="0" meta:page-count="1" meta:paragraph-count="7" meta:word-count="9" meta:character-count="50" meta:non-whitespace-character-count="48"/>
    <meta:generator>LibreOffice/6.0.3.2$Linux_X86_64 LibreOffice_project/00m0$Build-2</meta:generator>
  </office:meta>
</office:document-meta>
</file>